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list_multi.JSONPath_list_mul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list_multi.test_list_mul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list_multi.test_list_multi_neg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